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0f0e6f" officeooo:paragraph-rsid="000f0e6f"/>
    </style:style>
    <style:style style:name="P5" style:family="paragraph" style:parent-style-name="Table_20_Contents">
      <style:text-properties officeooo:rsid="00125292" officeooo:paragraph-rsid="00125292"/>
    </style:style>
    <style:style style:name="P6" style:family="paragraph" style:parent-style-name="Table_20_Contents">
      <style:text-properties officeooo:rsid="00125a23" officeooo:paragraph-rsid="00125a23"/>
    </style:style>
    <style:style style:name="P7" style:family="paragraph" style:parent-style-name="Table_20_Contents">
      <style:text-properties officeooo:rsid="00133cce" officeooo:paragraph-rsid="000f0e6f"/>
    </style:style>
    <style:style style:name="P8" style:family="paragraph" style:parent-style-name="Table_20_Contents">
      <style:text-properties officeooo:rsid="00133cce" officeooo:paragraph-rsid="00133cce"/>
    </style:style>
    <style:style style:name="P9" style:family="paragraph" style:parent-style-name="Table_20_Contents">
      <style:text-properties officeooo:rsid="0015dd98" officeooo:paragraph-rsid="0015dd98"/>
    </style:style>
    <style:style style:name="P10" style:family="paragraph" style:parent-style-name="Table_20_Contents">
      <style:text-properties officeooo:rsid="0015dd98" officeooo:paragraph-rsid="001a308d"/>
    </style:style>
    <style:style style:name="P11" style:family="paragraph" style:parent-style-name="Table_20_Contents">
      <style:text-properties officeooo:paragraph-rsid="0015dd98"/>
    </style:style>
    <style:style style:name="P12" style:family="paragraph" style:parent-style-name="Table_20_Contents">
      <style:text-properties officeooo:rsid="001a308d" officeooo:paragraph-rsid="001a308d"/>
    </style:style>
    <style:style style:name="P13" style:family="paragraph" style:parent-style-name="Table_20_Contents">
      <style:text-properties officeooo:rsid="00140c64" officeooo:paragraph-rsid="00140c64"/>
    </style:style>
    <style:style style:name="P14" style:family="paragraph" style:parent-style-name="Table_20_Contents">
      <style:text-properties officeooo:rsid="001ca10b" officeooo:paragraph-rsid="001ca10b"/>
    </style:style>
    <style:style style:name="P15" style:family="paragraph" style:parent-style-name="Text_20_body">
      <style:text-properties officeooo:rsid="000aae84" officeooo:paragraph-rsid="000aae84"/>
    </style:style>
    <style:style style:name="P16" style:family="paragraph" style:parent-style-name="Preformatted_20_Text">
      <style:text-properties officeooo:paragraph-rsid="00185074"/>
    </style:style>
    <style:style style:name="P17" style:family="paragraph" style:parent-style-name="Preformatted_20_Text">
      <style:text-properties officeooo:paragraph-rsid="001e9428"/>
    </style:style>
    <style:style style:name="P18" style:family="paragraph" style:parent-style-name="Preformatted_20_Text">
      <style:text-properties style:font-name="aakar" officeooo:rsid="0021edf6" officeooo:paragraph-rsid="0021edf6"/>
    </style:style>
    <style:style style:name="P19" style:family="paragraph" style:parent-style-name="Preformatted_20_Text">
      <style:text-properties style:font-name="aakar" fo:font-size="12pt" officeooo:rsid="0021edf6" officeooo:paragraph-rsid="0021edf6" style:font-size-asian="12pt" style:font-size-complex="12pt"/>
    </style:style>
    <style:style style:name="P20" style:family="paragraph" style:parent-style-name="Preformatted_20_Text">
      <style:text-properties style:font-name="aakar" fo:font-size="12pt" officeooo:rsid="00247ccc" officeooo:paragraph-rsid="00247ccc" style:font-size-asian="12pt" style:font-size-complex="12pt"/>
    </style:style>
    <style:style style:name="P21" style:family="paragraph" style:parent-style-name="Preformatted_20_Text">
      <style:text-properties style:font-name="aakar" fo:font-size="12pt" officeooo:rsid="001f7273" officeooo:paragraph-rsid="001f7273" style:font-size-asian="12pt" style:font-size-complex="12pt"/>
    </style:style>
    <style:style style:name="P22" style:family="paragraph" style:parent-style-name="Preformatted_20_Text">
      <style:text-properties style:font-name="aakar" fo:font-size="12pt" officeooo:rsid="001fa647" officeooo:paragraph-rsid="001fa647" style:font-size-asian="12pt" style:font-size-complex="12pt"/>
    </style:style>
    <style:style style:name="P23" style:family="paragraph" style:parent-style-name="Preformatted_20_Text">
      <style:text-properties style:font-name="aakar" fo:font-size="12pt" officeooo:rsid="00240e89" officeooo:paragraph-rsid="00240e89" style:font-size-asian="12pt" style:font-size-complex="12pt"/>
    </style:style>
    <style:style style:name="P24" style:family="paragraph" style:parent-style-name="Preformatted_20_Text">
      <style:text-properties fo:font-size="12pt" officeooo:rsid="001f7273" officeooo:paragraph-rsid="001f7273" style:font-size-asian="12pt" style:font-size-complex="12pt"/>
    </style:style>
    <style:style style:name="P25" style:family="paragraph" style:parent-style-name="Preformatted_20_Text">
      <style:text-properties fo:font-size="12pt" officeooo:rsid="001f7273" officeooo:paragraph-rsid="0023ace8" style:font-size-asian="12pt" style:font-size-complex="12pt"/>
    </style:style>
    <style:style style:name="P26" style:family="paragraph" style:parent-style-name="Preformatted_20_Text">
      <style:text-properties fo:font-size="12pt" officeooo:rsid="0020709c" officeooo:paragraph-rsid="0020709c" style:font-size-asian="12pt" style:font-size-complex="12pt"/>
    </style:style>
    <style:style style:name="P27" style:family="paragraph" style:parent-style-name="Table_20_Contents" style:list-style-name="L1">
      <style:text-properties officeooo:paragraph-rsid="001a308d"/>
    </style:style>
    <style:style style:name="P28" style:family="paragraph" style:parent-style-name="Table_20_Contents" style:list-style-name="L1">
      <style:text-properties officeooo:rsid="001a308d" officeooo:paragraph-rsid="001a308d"/>
    </style:style>
    <style:style style:name="P29" style:family="paragraph" style:parent-style-name="Table_20_Contents">
      <style:text-properties fo:font-size="12pt" officeooo:paragraph-rsid="00185074" style:font-size-asian="12pt" style:font-size-complex="12pt"/>
    </style:style>
    <style:style style:name="P30" style:family="paragraph" style:parent-style-name="Table_20_Contents">
      <style:text-properties fo:font-size="12pt" officeooo:rsid="001e2049" officeooo:paragraph-rsid="001e2049" style:font-size-asian="12pt" style:font-size-complex="12pt"/>
    </style:style>
    <style:style style:name="P31" style:family="paragraph" style:parent-style-name="Table_20_Contents">
      <style:text-properties fo:font-size="12pt" officeooo:rsid="00185074" officeooo:paragraph-rsid="00185074" style:font-size-asian="12pt" style:font-size-complex="12pt"/>
    </style:style>
    <style:style style:name="P32" style:family="paragraph" style:parent-style-name="Table_20_Contents">
      <style:text-properties fo:font-size="12pt" fo:font-weight="normal" officeooo:rsid="001aaecc" officeooo:paragraph-rsid="00185074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fo:font-size="12pt" fo:font-weight="normal" officeooo:rsid="001e2049" officeooo:paragraph-rsid="001e2049" style:font-size-asian="12pt" style:font-weight-asian="normal" style:font-size-complex="12pt" style:font-weight-complex="normal"/>
    </style:style>
    <style:style style:name="P34" style:family="paragraph" style:parent-style-name="Text_20_body" style:list-style-name="L6">
      <style:text-properties officeooo:paragraph-rsid="001a308d"/>
    </style:style>
    <style:style style:name="P35" style:family="paragraph" style:parent-style-name="Text_20_body" style:list-style-name="L6">
      <style:text-properties officeooo:paragraph-rsid="0024921c"/>
    </style:style>
    <style:style style:name="P36" style:family="paragraph" style:parent-style-name="Text_20_body" style:list-style-name="L2">
      <style:paragraph-properties fo:margin-top="0in" fo:margin-bottom="0in" loext:contextual-spacing="false"/>
      <style:text-properties officeooo:paragraph-rsid="001a308d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paragraph-rsid="001a308d"/>
    </style:style>
    <style:style style:name="P38" style:family="paragraph" style:parent-style-name="Text_20_body" style:list-style-name="L4">
      <style:paragraph-properties fo:margin-top="0in" fo:margin-bottom="0in" loext:contextual-spacing="false"/>
      <style:text-properties officeooo:paragraph-rsid="001a308d"/>
    </style:style>
    <style:style style:name="P39" style:family="paragraph" style:parent-style-name="Text_20_body" style:list-style-name="L5">
      <style:paragraph-properties fo:margin-top="0in" fo:margin-bottom="0in" loext:contextual-spacing="false"/>
      <style:text-properties officeooo:paragraph-rsid="001a308d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  <style:style style:name="T6" style:family="text">
      <style:text-properties officeooo:rsid="001a308d"/>
    </style:style>
    <style:style style:name="T7" style:family="text">
      <style:text-properties fo:font-weight="bold"/>
    </style:style>
    <style:style style:name="T8" style:family="text">
      <style:text-properties fo:font-weight="bold" officeooo:rsid="001aaecc"/>
    </style:style>
    <style:style style:name="T9" style:family="text">
      <style:text-properties officeooo:rsid="00185074"/>
    </style:style>
    <style:style style:name="T10" style:family="text">
      <style:text-properties officeooo:rsid="001aae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aecc" style:font-weight-asian="normal" style:font-weight-complex="normal"/>
    </style:style>
    <style:style style:name="T13" style:family="text">
      <style:text-properties officeooo:rsid="001e9428"/>
    </style:style>
    <style:style style:name="T14" style:family="text">
      <style:text-properties officeooo:rsid="0020709c"/>
    </style:style>
    <style:style style:name="T15" style:family="text">
      <style:text-properties officeooo:rsid="0023ace8"/>
    </style:style>
    <style:style style:name="T16" style:family="text">
      <style:text-properties officeooo:rsid="002468b7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e9428" style:font-size-asian="12pt" style:font-size-complex="12pt"/>
    </style:style>
    <style:style style:name="T19" style:family="text">
      <style:text-properties officeooo:rsid="00249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row table:style-name="TableLine94586065530832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586065600992">
          <table:table-cell table:style-name="Table1.A2" office:value-type="string">
            <text:p text:style-name="P5">Tried installing isabell, but cant.</text:p>
            <text:p text:style-name="P5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6">user : <text:span text:style-name="T5">sujan</text:span></text:p>
            <text:p text:style-name="P6">password: Sujan!@#$%67890</text:p>
            <text:p text:style-name="P6"/>
            <text:p text:style-name="P13">mysql password: <text:span text:style-name="T4">sujan</text:span></text:p>
            <text:p text:style-name="P13"/>
            <text:p text:style-name="P14">Login with gui:</text:p>
            <text:p text:style-name="P14">username: admin</text:p>
            <text:p text:style-name="P14">passwd : sujan</text:p>
            <text:p text:style-name="P2"/>
          </table:table-cell>
        </table:table-row>
        <table:table-row table:style-name="TableLine94586065713568">
          <table:table-cell table:style-name="Table1.A2" office:value-type="string">
            <text:p text:style-name="P3">Xen management:</text:p>
            <text:p text:style-name="P3"># rdesktop <text:s/>rdesktop-02</text:p>
            <text:p text:style-name="P4"><text:span text:style-name="T2">#</text:span>wlink123$#</text:p>
            <text:p text:style-name="P7"/>
            <text:p text:style-name="P8">server login:</text:p>
            <text:p text:style-name="P8">username : root</text:p>
            <text:p text:style-name="P8">password : r00twlink<text:span text:style-name="T16">123</text:span></text:p>
            <text:p text:style-name="P8"/>
            <text:p text:style-name="P9">pbx administrative password: sujan</text:p>
            <table:table table:name="Table2" table:style-name="Table2">
              <table:table-column table:style-name="Table2.A"/>
              <table:table-row table:style-name="TableLine94586065605728">
                <table:table-cell table:style-name="Table2.A1" office:value-type="string">
                  <text:p text:style-name="P10"/>
                  <text:list xml:id="list89238888" text:style-name="L1">
                    <text:list-item>
                      <text:p text:style-name="P28">static ip address to centos</text:p>
                      <text:p text:style-name="P27"><text:span text:style-name="T6">-</text:span>Create a file named /etc/sysconfig/network-scripts/ifcfg-eth0 as follows: </text:p>
                    </text:list-item>
                  </text:list>
                  <text:list xml:id="list2213399853" text:style-name="L2">
                    <text:list-item>
                      <text:p text:style-name="P36"><text:span text:style-name="User_20_Entry">DEVICE=eth0</text:span> </text:p>
                    </text:list-item>
                  </text:list>
                  <text:list xml:id="list3733868757" text:style-name="L3">
                    <text:list-item>
                      <text:p text:style-name="P37"><text:span text:style-name="User_20_Entry">BOOTPROTO=none</text:span> </text:p>
                    </text:list-item>
                  </text:list>
                  <text:list xml:id="list3035331332" text:style-name="L4">
                    <text:list-item>
                      <text:p text:style-name="P38"><text:span text:style-name="User_20_Entry">ONBOOT=yes</text:span> </text:p>
                    </text:list-item>
                  </text:list>
                  <text:list xml:id="list1955805539" text:style-name="L5">
                    <text:list-item>
                      <text:p text:style-name="P39"><text:span text:style-name="User_20_Entry">PREFIX=24</text:span> </text:p>
                    </text:list-item>
                  </text:list>
                  <text:list xml:id="list263599430" text:style-name="L6">
                    <text:list-item>
                      <text:p text:style-name="P34"><text:span text:style-name="User_20_Entry">IPADDR=</text:span><text:span text:style-name="User_20_Entry"><text:span text:style-name="T6">172.28.255.26</text:span></text:span></text:p>
                    </text:list-item>
                    <text:list-item>
                      <text:p text:style-name="P34"><text:span text:style-name="User_20_Entry"><text:span text:style-name="T6">GATEWAY=172.28.255.250</text:span></text:span></text:p>
                    </text:list-item>
                    <text:list-item>
                      <text:p text:style-name="P35"><text:span text:style-name="User_20_Entry"><text:span text:style-name="T19">DNS1=202.79.32.97</text:span></text:span></text:p>
                    </text:list-item>
                    <text:list-item>
                      <text:p text:style-name="P35"><text:span text:style-name="User_20_Entry"><text:span text:style-name="T19">DNS2=8.8.8.8</text:span></text:span></text:p>
                    </text:list-item>
                    <text:list-item>
                      <text:p text:style-name="P34"><text:span text:style-name="User_20_Entry"><text:span text:style-name="T6">systemctl restart network</text:span></text:span></text:p>
                    </text:list-item>
                    <text:list-item>
                      <text:p text:style-name="P34"><text:span text:style-name="User_20_Entry"/></text:p>
                    </text:list-item>
                  </text:list>
                </table:table-cell>
              </table:table-row>
            </table:table>
            <text:p text:style-name="P11"><text:span text:style-name="User_20_Entry"/></text:p>
            <text:p text:style-name="P12"/>
            <text:p text:style-name="P9"/>
          </table:table-cell>
        </table:table-row>
        <table:table-row table:style-name="TableLine94586064857984">
          <table:table-cell table:style-name="Table1.A2" office:value-type="string">
            <text:p text:style-name="P29"><text:span text:style-name="T9"><text:s/></text:span><text:span text:style-name="T10">IVR stands for </text:span><text:span text:style-name="T7">Interactive Voice Response </text:span><text:span text:style-name="T8">, </text:span><text:span text:style-name="T12">ie “Thank you for calling, If you know the extension number, please, dial …”</text:span></text:p>
            <text:p text:style-name="P32"><text:soft-page-break/></text:p>
            <text:p text:style-name="P30"><text:span text:style-name="T12">S</text:span><text:span text:style-name="T11">IP : </text:span></text:p>
            <text:p text:style-name="P33"/>
            <text:p text:style-name="P33">IAX</text:p>
            <text:p text:style-name="P31"/>
            <text:p text:style-name="P31"/>
          </table:table-cell>
        </table:table-row>
        <table:table-row table:style-name="TableLine94586065741424">
          <table:table-cell table:style-name="Table1.A2" office:value-type="string">
            <text:p text:style-name="P17"><text:span text:style-name="Source_20_Text"><text:span text:style-name="T17"/></text:span></text:p>
            <text:p text:style-name="P17"><text:span text:style-name="Source_20_Text"><text:span text:style-name="T18">Set new-host name to the server:</text:span></text:span></text:p>
            <text:p text:style-name="P16"><text:bookmark text:name="span-87-157"/><text:span text:style-name="Source_20_Text"><text:span text:style-name="T17">hostnamectl set-hostname my.new-hostname.server</text:span></text:span></text:p>
            <text:p text:style-name="P29"/>
          </table:table-cell>
        </table:table-row>
        <table:table-row table:style-name="TableLine94586065742032">
          <table:table-cell table:style-name="Table1.A2" office:value-type="string">
            <text:p text:style-name="P24">Assigning IP:</text:p>
            <text:p text:style-name="P24">- <text:span text:style-name="T14">check within log with </text:span><text:span text:style-name="T15">f</text:span><text:span text:style-name="T14">ping: </text:span><text:span text:style-name="T15">#fping -g </text:span><text:span text:style-name="T14">172.28.255.</text:span><text:span text:style-name="T15">0/24</text:span></text:p>
            <text:p text:style-name="P24"/>
            <text:p text:style-name="P24"/>
            <text:p text:style-name="P25">- <text:span text:style-name="T14">check within gateway with fping: </text:span><text:span text:style-name="T15">##fping -g </text:span><text:span text:style-name="T14">172.28.255.</text:span><text:span text:style-name="T15">0/24</text:span></text:p>
            <text:p text:style-name="P25"/>
            <text:p text:style-name="P24">- <text:span text:style-name="T14">check in master.wlink.com.np: </text:span><text:span text:style-name="T15">#gui based no actual problem.</text:span></text:p>
            <text:p text:style-name="P24"/>
            <text:p text:style-name="P26"/>
            <text:p text:style-name="P26">if unused in all three place, user the ip else check for others.</text:p>
            <text:p text:style-name="P26"/>
            <text:p text:style-name="P26"/>
          </table:table-cell>
        </table:table-row>
        <table:table-row table:style-name="TableLine94586065742672">
          <table:table-cell table:style-name="Table1.A2" office:value-type="string">
            <text:p text:style-name="P21"/>
            <text:p text:style-name="P22">Internet connection in VM:</text:p>
            <text:p text:style-name="P23"/>
            <text:p text:style-name="P23">172.28.255.178</text:p>
          </table:table-cell>
        </table:table-row>
        <table:table-row table:style-name="TableLine94586065743312">
          <table:table-cell table:style-name="Table1.A2" office:value-type="string">
            <text:p text:style-name="P19">172.28.255.0/24</text:p>
            <text:p text:style-name="P19">10.12.</text:p>
          </table:table-cell>
        </table:table-row>
        <table:table-row table:style-name="TableLine94586065743312">
          <table:table-cell table:style-name="Table1.A2" office:value-type="string">
            <text:p text:style-name="P20">Trying in new vm ; 8 core 8 gb</text:p>
            <text:p text:style-name="P20">root: Sujan!@#$%67890</text:p>
            <text:p text:style-name="P20">username:sujan</text:p>
            <text:p text:style-name="P20">pass : Wlink123$#</text:p>
            <text:p text:style-name="P20"/>
          </table:table-cell>
        </table:table-row>
        <table:table-row table:style-name="TableLine94586065743312">
          <table:table-cell table:style-name="Table1.A2" office:value-type="string">
            <text:p text:style-name="P18"/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04T17:19:17.544468182</dc:date>
    <meta:editing-duration>PT8H31M14S</meta:editing-duration>
    <meta:editing-cycles>26</meta:editing-cycles>
    <meta:document-statistic meta:table-count="2" meta:image-count="0" meta:object-count="0" meta:page-count="2" meta:paragraph-count="47" meta:word-count="179" meta:character-count="1210" meta:non-whitespace-character-count="1079"/>
  </office:meta>
</office:document-meta>
</file>